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e6ff00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55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58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.558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.5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.51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text-properties fo:font-size="20pt" fo:font-weight="bold" style:font-size-asian="18pt" style:font-size-complex="18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17.78cm" svg:x="1.635cm" svg:y="1.835cm">
          <text:p/>
          <draw:enhanced-geometry svg:viewBox="0 0 21600 21600" draw:path-stretchpoint-x="10800" draw:path-stretchpoint-y="10800" draw:text-areas="?f3 ?f4 ?f5 ?f6" draw:type="round-rectangle" draw:modifiers="385.085203306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frame draw:style-name="gr2" draw:text-style-name="P2" draw:layer="layout" svg:width="0.756cm" svg:height="0.878cm" svg:x="9.421cm" svg:y="8.369cm">
                <draw:text-box>
                  <text:p text:style-name="P2">T</text:p>
                </draw:text-box>
              </draw:frame>
              <draw:custom-shape draw:style-name="gr3" draw:text-style-name="P3" draw:layer="layout" svg:width="1.077cm" svg:height="1.052cm" svg:x="2.239cm" svg:y="6.858cm">
                <text:p text:style-name="P3">C1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54cm" svg:height="1.053cm" svg:x="2.508cm" svg:y="5.212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5" draw:text-style-name="P3" draw:layer="layout" svg:width="1.306cm" svg:height="1.198cm" svg:x="2.152cm" svg:y="3.526cm">
                <text:p text:style-name="P3">P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6" draw:text-style-name="P2" draw:layer="layout" svg:width="1.076cm" svg:height="1.505cm" svg:x="2.251cm" svg:y="9.198cm">
                <draw:text-box>
                  <text:p text:style-name="P2">T1</text:p>
                </draw:text-box>
              </draw:frame>
              <draw:line draw:style-name="gr7" draw:text-style-name="P3" draw:layer="layout" svg:x1="2.15cm" svg:y1="8.593cm" svg:x2="9.485cm" svg:y2="8.593cm">
                <text:p/>
              </draw:line>
              <draw:custom-shape draw:style-name="gr3" draw:text-style-name="P3" draw:layer="layout" svg:width="1.077cm" svg:height="1.052cm" svg:x="3.936cm" svg:y="6.858cm">
                <text:p text:style-name="P3">C2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3.948cm" svg:y="9.198cm">
                <draw:text-box>
                  <text:p text:style-name="P2">T2</text:p>
                </draw:text-box>
              </draw:frame>
              <draw:custom-shape draw:style-name="gr3" draw:text-style-name="P3" draw:layer="layout" svg:width="1.078cm" svg:height="1.052cm" svg:x="7.329cm" svg:y="6.858cm">
                <text:p text:style-name="P3">CN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7.341cm" svg:y="9.198cm">
                <draw:text-box>
                  <text:p text:style-name="P2">TN</text:p>
                </draw:text-box>
              </draw:frame>
              <draw:frame draw:style-name="gr8" draw:layer="layout" svg:width="1.035cm" svg:height="0.962cm" svg:x="5.545cm" svg:y="6.75cm">
                <draw:text-box>
                  <text:p>...</text:p>
                </draw:text-box>
              </draw:frame>
            </draw:g>
            <draw:g>
              <draw:custom-shape draw:style-name="gr9" draw:text-style-name="P3" draw:layer="layout" svg:width="0.539cm" svg:height="1.052cm" svg:x="23.275cm" svg:y="5.211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10" draw:text-style-name="P3" draw:layer="layout" svg:width="1.306cm" svg:height="1.197cm" svg:x="22.918cm" svg:y="3.526cm">
                <text:p text:style-name="P3">P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6" draw:text-style-name="P2" draw:layer="layout" svg:width="1.076cm" svg:height="1.505cm" svg:x="19.624cm" svg:y="9.198cm">
                <draw:text-box>
                  <text:p text:style-name="P2">T1</text:p>
                </draw:text-box>
              </draw:frame>
              <draw:line draw:style-name="gr7" draw:text-style-name="P3" draw:layer="layout" svg:x1="19.523cm" svg:y1="8.592cm" svg:x2="26.858cm" svg:y2="8.592cm">
                <text:p/>
              </draw:line>
              <draw:frame draw:style-name="gr11" draw:text-style-name="P2" draw:layer="layout" svg:width="0.756cm" svg:height="0.878cm" svg:x="26.794cm" svg:y="8.369cm">
                <draw:text-box>
                  <text:p text:style-name="P2">T</text:p>
                </draw:text-box>
              </draw:frame>
              <draw:custom-shape draw:style-name="gr12" draw:text-style-name="P3" draw:layer="layout" svg:width="1.077cm" svg:height="1.052cm" svg:x="21.309cm" svg:y="6.857cm">
                <text:p text:style-name="P3">C2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21.321cm" svg:y="9.198cm">
                <draw:text-box>
                  <text:p text:style-name="P2">T2</text:p>
                </draw:text-box>
              </draw:frame>
              <draw:custom-shape draw:style-name="gr3" draw:text-style-name="P3" draw:layer="layout" svg:width="1.078cm" svg:height="1.052cm" svg:x="24.702cm" svg:y="6.857cm">
                <text:p text:style-name="P3">CN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24.714cm" svg:y="9.198cm">
                <draw:text-box>
                  <text:p text:style-name="P2">TN</text:p>
                </draw:text-box>
              </draw:frame>
              <draw:custom-shape draw:style-name="gr12" draw:text-style-name="P3" draw:layer="layout" svg:width="1.077cm" svg:height="1.052cm" svg:x="19.612cm" svg:y="6.857cm">
                <text:p text:style-name="P3">C1</text:p>
                <draw:enhanced-geometry svg:viewBox="0 0 21600 21600" draw:type="rectangle" draw:enhanced-path="M 0 0 L 21600 0 21600 21600 0 21600 0 0 Z N"/>
              </draw:custom-shape>
              <draw:frame draw:style-name="gr8" draw:layer="layout" svg:width="1.035cm" svg:height="0.962cm" svg:x="22.947cm" svg:y="6.751cm">
                <draw:text-box>
                  <text:p>...</text:p>
                </draw:text-box>
              </draw:frame>
            </draw:g>
            <draw:g>
              <draw:line draw:style-name="gr7" draw:text-style-name="P3" draw:layer="layout" svg:x1="10.633cm" svg:y1="8.593cm" svg:x2="17.968cm" svg:y2="8.593cm">
                <text:p/>
              </draw:line>
              <draw:frame draw:style-name="gr6" draw:text-style-name="P2" draw:layer="layout" svg:width="1.075cm" svg:height="1.505cm" svg:x="10.734cm" svg:y="9.198cm">
                <draw:text-box>
                  <text:p text:style-name="P2">T1</text:p>
                </draw:text-box>
              </draw:frame>
              <draw:frame draw:style-name="gr2" draw:text-style-name="P2" draw:layer="layout" svg:width="0.756cm" svg:height="0.878cm" svg:x="17.904cm" svg:y="8.369cm">
                <draw:text-box>
                  <text:p text:style-name="P2">T</text:p>
                </draw:text-box>
              </draw:frame>
              <draw:custom-shape draw:style-name="gr3" draw:text-style-name="P3" draw:layer="layout" svg:width="1.077cm" svg:height="1.052cm" svg:x="12.419cm" svg:y="6.858cm">
                <text:p text:style-name="P3">C2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0.539cm" svg:height="1.053cm" svg:x="12.688cm" svg:y="5.212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10" draw:text-style-name="P3" draw:layer="layout" svg:width="1.306cm" svg:height="1.198cm" svg:x="12.332cm" svg:y="3.526cm">
                <text:p text:style-name="P3">P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12" draw:text-style-name="P3" draw:layer="layout" svg:width="1.077cm" svg:height="1.052cm" svg:x="10.723cm" svg:y="6.858cm">
                <text:p text:style-name="P3">C1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1.078cm" svg:height="1.052cm" svg:x="16.23cm" svg:y="6.859cm">
                <text:p text:style-name="P3">CN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16.242cm" svg:y="9.199cm">
                <draw:text-box>
                  <text:p text:style-name="P2">TN</text:p>
                </draw:text-box>
              </draw:frame>
              <draw:frame draw:style-name="gr8" draw:layer="layout" svg:width="1.035cm" svg:height="0.962cm" svg:x="14.446cm" svg:y="6.751cm">
                <draw:text-box>
                  <text:p>...</text:p>
                </draw:text-box>
              </draw:frame>
              <draw:frame draw:style-name="gr6" draw:text-style-name="P2" draw:layer="layout" svg:width="1.075cm" svg:height="1.505cm" svg:x="12.449cm" svg:y="9.199cm">
                <draw:text-box>
                  <text:p text:style-name="P2">T2</text:p>
                </draw:text-box>
              </draw:frame>
            </draw:g>
          </draw:g>
          <draw:g>
            <draw:g>
              <draw:custom-shape draw:style-name="gr12" draw:text-style-name="P3" draw:layer="layout" svg:width="1.077cm" svg:height="1.052cm" svg:x="6.426cm" svg:y="15.534cm">
                <text:p text:style-name="P3">C1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0.539cm" svg:height="1.052cm" svg:x="11.785cm" svg:y="13.888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10" draw:text-style-name="P3" draw:layer="layout" svg:width="1.306cm" svg:height="1.197cm" svg:x="11.428cm" svg:y="12.203cm">
                <text:p text:style-name="P3">P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6" draw:text-style-name="P2" draw:layer="layout" svg:width="1.075cm" svg:height="1.505cm" svg:x="6.437cm" svg:y="17.875cm">
                <draw:text-box>
                  <text:p text:style-name="P2">T1</text:p>
                </draw:text-box>
              </draw:frame>
              <draw:line draw:style-name="gr7" draw:text-style-name="P3" draw:layer="layout" svg:x1="6.336cm" svg:y1="17.269cm" svg:x2="13.671cm" svg:y2="17.269cm">
                <text:p/>
              </draw:line>
              <draw:frame draw:style-name="gr11" draw:text-style-name="P2" draw:layer="layout" svg:width="0.756cm" svg:height="0.878cm" svg:x="13.607cm" svg:y="17.046cm">
                <draw:text-box>
                  <text:p text:style-name="P2">T</text:p>
                </draw:text-box>
              </draw:frame>
              <draw:custom-shape draw:style-name="gr12" draw:text-style-name="P3" draw:layer="layout" svg:width="1.077cm" svg:height="1.052cm" svg:x="8.122cm" svg:y="15.534cm">
                <text:p text:style-name="P3">C2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8.134cm" svg:y="17.875cm">
                <draw:text-box>
                  <text:p text:style-name="P2">T2</text:p>
                </draw:text-box>
              </draw:frame>
              <draw:custom-shape draw:style-name="gr3" draw:text-style-name="P3" draw:layer="layout" svg:width="1.077cm" svg:height="1.052cm" svg:x="11.515cm" svg:y="15.534cm">
                <text:p text:style-name="P3">CN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11.527cm" svg:y="17.875cm">
                <draw:text-box>
                  <text:p text:style-name="P2">TN</text:p>
                </draw:text-box>
              </draw:frame>
              <draw:frame draw:style-name="gr13" draw:text-style-name="P2" draw:layer="layout" svg:width="1.27cm" svg:height="0.878cm" svg:x="9.966cm" svg:y="15.467cm">
                <draw:text-box>
                  <text:p text:style-name="P2">...</text:p>
                </draw:text-box>
              </draw:frame>
            </draw:g>
            <draw:g>
              <draw:custom-shape draw:style-name="gr12" draw:text-style-name="P3" draw:layer="layout" svg:width="1.077cm" svg:height="1.052cm" svg:x="15.427cm" svg:y="15.535cm">
                <text:p text:style-name="P3">C1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0.539cm" svg:height="1.052cm" svg:x="20.786cm" svg:y="13.889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10" draw:text-style-name="P3" draw:layer="layout" svg:width="1.306cm" svg:height="1.197cm" svg:x="20.429cm" svg:y="12.204cm">
                <text:p text:style-name="P3">P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6" draw:text-style-name="P2" draw:layer="layout" svg:width="1.075cm" svg:height="1.505cm" svg:x="15.438cm" svg:y="17.876cm">
                <draw:text-box>
                  <text:p text:style-name="P2">T1</text:p>
                </draw:text-box>
              </draw:frame>
              <draw:line draw:style-name="gr7" draw:text-style-name="P3" draw:layer="layout" svg:x1="15.337cm" svg:y1="17.27cm" svg:x2="22.672cm" svg:y2="17.27cm">
                <text:p/>
              </draw:line>
              <draw:frame draw:style-name="gr11" draw:text-style-name="P2" draw:layer="layout" svg:width="0.756cm" svg:height="0.878cm" svg:x="22.608cm" svg:y="17.047cm">
                <draw:text-box>
                  <text:p text:style-name="P2">T</text:p>
                </draw:text-box>
              </draw:frame>
              <draw:custom-shape draw:style-name="gr12" draw:text-style-name="P3" draw:layer="layout" svg:width="1.077cm" svg:height="1.052cm" svg:x="20.516cm" svg:y="15.535cm">
                <text:p text:style-name="P3">CN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20.528cm" svg:y="17.876cm">
                <draw:text-box>
                  <text:p text:style-name="P2">TN</text:p>
                </draw:text-box>
              </draw:frame>
            </draw:g>
            <draw:custom-shape draw:style-name="gr12" draw:text-style-name="P3" draw:layer="layout" svg:width="1.077cm" svg:height="1.052cm" svg:x="17.122cm" svg:y="15.534cm">
              <text:p text:style-name="P3">C2</text:p>
              <draw:enhanced-geometry svg:viewBox="0 0 21600 21600" draw:type="rectangle" draw:enhanced-path="M 0 0 L 21600 0 21600 21600 0 21600 0 0 Z N"/>
            </draw:custom-shape>
            <draw:frame draw:style-name="gr6" draw:text-style-name="P2" draw:layer="layout" svg:width="1.075cm" svg:height="1.505cm" svg:x="17.134cm" svg:y="17.875cm">
              <draw:text-box>
                <text:p text:style-name="P2">T2</text:p>
              </draw:text-box>
            </draw:frame>
            <draw:frame draw:style-name="gr13" draw:text-style-name="P2" draw:layer="layout" svg:width="1.27cm" svg:height="0.878cm" svg:x="18.966cm" svg:y="15.467cm">
              <draw:text-box>
                <text:p text:style-name="P2">...</text:p>
              </draw:text-box>
            </draw:frame>
          </draw:g>
        </draw:g>
        <draw:frame draw:style-name="gr14" draw:text-style-name="P4" draw:layer="layout" svg:width="10.116cm" svg:height="1.038cm" svg:x="9.792cm" svg:y="1.335cm">
          <draw:text-box>
            <text:p text:style-name="P4">SISD approach to simulation</text:p>
          </draw:text-box>
        </draw:frame>
      </draw:page>
      <draw:page draw:name="page2" draw:style-name="dp1" draw:master-page-name="Default">
        <draw:custom-shape draw:style-name="gr1" draw:text-style-name="P1" draw:layer="layout" svg:width="26.67cm" svg:height="17.78cm" svg:x="1.635cm" svg:y="1.835cm">
          <text:p/>
          <draw:enhanced-geometry svg:viewBox="0 0 21600 21600" draw:path-stretchpoint-x="10800" draw:path-stretchpoint-y="10800" draw:text-areas="?f3 ?f4 ?f5 ?f6" draw:type="round-rectangle" draw:modifiers="385.085203306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10.234cm" svg:height="1.038cm" svg:x="9.792cm" svg:y="1.335cm">
          <draw:text-box>
            <text:p text:style-name="P4">SIMD approach to simulation</text:p>
          </draw:text-box>
        </draw:frame>
        <draw:g>
          <draw:custom-shape draw:style-name="gr3" draw:text-style-name="P5" draw:layer="layout" svg:width="0.802cm" svg:height="0.734cm" svg:x="3.792cm" svg:y="7.153cm">
            <text:p text:style-name="P5">C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01cm" svg:height="0.736cm" svg:x="3.992cm" svg:y="6.005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frame draw:style-name="gr15" draw:text-style-name="P6" draw:layer="layout" svg:width="1.297cm" svg:height="0.725cm" svg:x="14.42cm" svg:y="8.207cm">
            <draw:text-box>
              <text:p text:style-name="P6">T</text:p>
            </draw:text-box>
          </draw:frame>
          <draw:custom-shape draw:style-name="gr3" draw:text-style-name="P5" draw:layer="layout" svg:width="0.801cm" svg:height="0.734cm" svg:x="2.012cm" svg:y="7.153cm">
            <text:p text:style-name="P5">C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4cm" svg:height="0.736cm" svg:x="2.212cm" svg:y="6.003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5" draw:text-style-name="P5" draw:layer="layout" svg:width="3.867cm" svg:height="0.836cm" svg:x="1.947cm" svg:y="4.826cm">
            <text:p text:style-name="P5">P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5" draw:layer="layout" svg:x1="1.946cm" svg:y1="8.364cm" svg:x2="14.529cm" svg:y2="8.364cm">
            <text:p/>
          </draw:line>
          <draw:custom-shape draw:style-name="gr3" draw:text-style-name="P5" draw:layer="layout" svg:width="0.801cm" svg:height="0.734cm" svg:x="2.902cm" svg:y="7.153cm">
            <text:p text:style-name="P5">C2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799cm" svg:height="1.199cm" svg:x="3.362cm" svg:y="8.787cm">
            <draw:text-box>
              <text:p text:style-name="P6">T1</text:p>
            </draw:text-box>
          </draw:frame>
          <draw:custom-shape draw:style-name="gr3" draw:text-style-name="P5" draw:layer="layout" svg:width="0.802cm" svg:height="0.734cm" svg:x="4.683cm" svg:y="7.153cm">
            <text:p text:style-name="P5">C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2cm" svg:height="0.735cm" svg:x="5.663cm" svg:y="7.159cm">
            <text:p text:style-name="P5">C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6.553cm" svg:y="7.159cm">
            <text:p text:style-name="P5">C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798cm" svg:height="0.735cm" svg:x="7.444cm" svg:y="7.159cm">
            <text:p text:style-name="P5">C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8.337cm" svg:y="7.159cm">
            <text:p text:style-name="P5">C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9.272cm" svg:y="7.159cm">
            <text:p text:style-name="P5">C9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10.164cm" svg:y="7.159cm">
            <text:p text:style-name="P5">C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2cm" svg:height="0.735cm" svg:x="11.056cm" svg:y="7.159cm">
            <text:p text:style-name="P5">C1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02cm" svg:height="0.736cm" svg:x="3.103cm" svg:y="6.004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9" draw:text-style-name="P5" draw:layer="layout" svg:width="0.4cm" svg:height="0.736cm" svg:x="4.884cm" svg:y="6.005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3" draw:text-style-name="P5" draw:layer="layout" svg:width="0.802cm" svg:height="0.735cm" svg:x="11.949cm" svg:y="7.159cm">
            <text:p text:style-name="P5">C12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7" draw:layer="layout" svg:x1="1.941cm" svg:y1="8.76cm" svg:x2="5.587cm" svg:y2="8.76cm">
              <text:p/>
            </draw:line>
            <draw:line draw:style-name="gr17" draw:text-style-name="P7" draw:layer="layout" svg:x1="1.935cm" svg:y1="8.568cm" svg:x2="1.935cm" svg:y2="9.011cm">
              <text:p/>
            </draw:line>
            <draw:line draw:style-name="gr17" draw:text-style-name="P7" draw:layer="layout" svg:x1="5.58cm" svg:y1="8.568cm" svg:x2="5.58cm" svg:y2="9.011cm">
              <text:p/>
            </draw:line>
          </draw:g>
          <draw:frame draw:style-name="gr16" draw:text-style-name="P6" draw:layer="layout" svg:width="0.8cm" svg:height="1.199cm" svg:x="7.005cm" svg:y="8.787cm">
            <draw:text-box>
              <text:p text:style-name="P6">T2</text:p>
            </draw:text-box>
          </draw:frame>
          <draw:g>
            <draw:line draw:style-name="gr17" draw:text-style-name="P7" draw:layer="layout" svg:x1="5.585cm" svg:y1="8.76cm" svg:x2="9.231cm" svg:y2="8.76cm">
              <text:p/>
            </draw:line>
            <draw:line draw:style-name="gr17" draw:text-style-name="P7" draw:layer="layout" svg:x1="5.58cm" svg:y1="8.568cm" svg:x2="5.58cm" svg:y2="9.011cm">
              <text:p/>
            </draw:line>
            <draw:line draw:style-name="gr17" draw:text-style-name="P7" draw:layer="layout" svg:x1="9.224cm" svg:y1="8.568cm" svg:x2="9.224cm" svg:y2="9.011cm">
              <text:p/>
            </draw:line>
          </draw:g>
          <draw:frame draw:style-name="gr16" draw:text-style-name="P6" draw:layer="layout" svg:width="0.8cm" svg:height="1.199cm" svg:x="10.65cm" svg:y="8.787cm">
            <draw:text-box>
              <text:p text:style-name="P6">T3</text:p>
            </draw:text-box>
          </draw:frame>
          <draw:g>
            <draw:line draw:style-name="gr17" draw:text-style-name="P7" draw:layer="layout" svg:x1="9.23cm" svg:y1="8.76cm" svg:x2="12.876cm" svg:y2="8.76cm">
              <text:p/>
            </draw:line>
            <draw:line draw:style-name="gr17" draw:text-style-name="P7" draw:layer="layout" svg:x1="9.224cm" svg:y1="8.568cm" svg:x2="9.224cm" svg:y2="9.011cm">
              <text:p/>
            </draw:line>
            <draw:line draw:style-name="gr17" draw:text-style-name="P7" draw:layer="layout" svg:x1="12.869cm" svg:y1="8.568cm" svg:x2="12.869cm" svg:y2="9.011cm">
              <text:p/>
            </draw:line>
          </draw:g>
          <draw:custom-shape draw:style-name="gr3" draw:text-style-name="P5" draw:layer="layout" svg:width="0.801cm" svg:height="0.735cm" svg:x="13.513cm" svg:y="7.159cm">
            <text:p text:style-name="P5">C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layer="layout" svg:width="1.035cm" svg:height="0.962cm" svg:x="12.649cm" svg:y="6.926cm">
            <draw:text-box>
              <text:p>...</text:p>
            </draw:text-box>
          </draw:frame>
        </draw:g>
        <draw:g>
          <draw:custom-shape draw:style-name="gr12" draw:text-style-name="P5" draw:layer="layout" svg:width="0.801cm" svg:height="0.733cm" svg:x="17.208cm" svg:y="7.158cm">
            <text:p text:style-name="P5">C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cm" svg:height="0.734cm" svg:x="21.127cm" svg:y="6.009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frame draw:style-name="gr15" draw:text-style-name="P6" draw:layer="layout" svg:width="0.553cm" svg:height="0.725cm" svg:x="27.652cm" svg:y="8.212cm">
            <draw:text-box>
              <text:p text:style-name="P6">T</text:p>
            </draw:text-box>
          </draw:frame>
          <draw:custom-shape draw:style-name="gr12" draw:text-style-name="P5" draw:layer="layout" svg:width="0.801cm" svg:height="0.733cm" svg:x="15.428cm" svg:y="7.158cm">
            <text:p text:style-name="P5">C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401cm" svg:height="0.735cm" svg:x="19.346cm" svg:y="6.007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5" draw:text-style-name="P5" draw:layer="layout" svg:width="3.865cm" svg:height="0.836cm" svg:x="19.083cm" svg:y="4.831cm">
            <text:p text:style-name="P5">P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5" draw:layer="layout" svg:x1="15.362cm" svg:y1="8.368cm" svg:x2="27.86cm" svg:y2="8.368cm">
            <text:p/>
          </draw:line>
          <draw:custom-shape draw:style-name="gr12" draw:text-style-name="P5" draw:layer="layout" svg:width="0.801cm" svg:height="0.733cm" svg:x="16.317cm" svg:y="7.158cm">
            <text:p text:style-name="P5">C2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8cm" svg:height="1.199cm" svg:x="16.777cm" svg:y="8.79cm">
            <draw:text-box>
              <text:p text:style-name="P6">T1</text:p>
            </draw:text-box>
          </draw:frame>
          <draw:custom-shape draw:style-name="gr12" draw:text-style-name="P5" draw:layer="layout" svg:width="0.803cm" svg:height="0.733cm" svg:x="18.098cm" svg:y="7.158cm">
            <text:p text:style-name="P5">C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3cm" svg:height="0.735cm" svg:x="19.078cm" svg:y="7.163cm">
            <text:p text:style-name="P5">C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19.969cm" svg:y="7.163cm">
            <text:p text:style-name="P5">C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cm" svg:height="0.735cm" svg:x="20.858cm" svg:y="7.163cm">
            <text:p text:style-name="P5">C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21.753cm" svg:y="7.163cm">
            <text:p text:style-name="P5">C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2cm" svg:height="0.735cm" svg:x="22.687cm" svg:y="7.163cm">
            <text:p text:style-name="P5">C9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23.58cm" svg:y="7.163cm">
            <text:p text:style-name="P5">C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24.472cm" svg:y="7.163cm">
            <text:p text:style-name="P5">C1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03cm" svg:height="0.735cm" svg:x="20.236cm" svg:y="6.008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9" draw:text-style-name="P5" draw:layer="layout" svg:width="0.4cm" svg:height="0.735cm" svg:x="22.018cm" svg:y="6.009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3" draw:text-style-name="P5" draw:layer="layout" svg:width="0.801cm" svg:height="0.735cm" svg:x="25.365cm" svg:y="7.163cm">
            <text:p text:style-name="P5">C12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7" draw:layer="layout" svg:x1="15.356cm" svg:y1="8.765cm" svg:x2="19.002cm" svg:y2="8.765cm">
              <text:p/>
            </draw:line>
            <draw:line draw:style-name="gr17" draw:text-style-name="P7" draw:layer="layout" svg:x1="15.35cm" svg:y1="8.572cm" svg:x2="15.35cm" svg:y2="9.015cm">
              <text:p/>
            </draw:line>
            <draw:line draw:style-name="gr17" draw:text-style-name="P7" draw:layer="layout" svg:x1="18.995cm" svg:y1="8.573cm" svg:x2="18.995cm" svg:y2="9.016cm">
              <text:p/>
            </draw:line>
          </draw:g>
          <draw:frame draw:style-name="gr16" draw:text-style-name="P6" draw:layer="layout" svg:width="0.8cm" svg:height="1.199cm" svg:x="20.421cm" svg:y="8.79cm">
            <draw:text-box>
              <text:p text:style-name="P6">T2</text:p>
            </draw:text-box>
          </draw:frame>
          <draw:g>
            <draw:line draw:style-name="gr17" draw:text-style-name="P7" draw:layer="layout" svg:x1="19.001cm" svg:y1="8.765cm" svg:x2="22.647cm" svg:y2="8.765cm">
              <text:p/>
            </draw:line>
            <draw:line draw:style-name="gr17" draw:text-style-name="P7" draw:layer="layout" svg:x1="18.995cm" svg:y1="8.572cm" svg:x2="18.995cm" svg:y2="9.015cm">
              <text:p/>
            </draw:line>
            <draw:line draw:style-name="gr17" draw:text-style-name="P7" draw:layer="layout" svg:x1="22.639cm" svg:y1="8.573cm" svg:x2="22.639cm" svg:y2="9.016cm">
              <text:p/>
            </draw:line>
          </draw:g>
          <draw:frame draw:style-name="gr16" draw:text-style-name="P6" draw:layer="layout" svg:width="0.8cm" svg:height="1.199cm" svg:x="24.066cm" svg:y="8.79cm">
            <draw:text-box>
              <text:p text:style-name="P6">T3</text:p>
            </draw:text-box>
          </draw:frame>
          <draw:g>
            <draw:line draw:style-name="gr17" draw:text-style-name="P7" draw:layer="layout" svg:x1="22.645cm" svg:y1="8.765cm" svg:x2="26.291cm" svg:y2="8.765cm">
              <text:p/>
            </draw:line>
            <draw:line draw:style-name="gr17" draw:text-style-name="P7" draw:layer="layout" svg:x1="22.639cm" svg:y1="8.572cm" svg:x2="22.639cm" svg:y2="9.015cm">
              <text:p/>
            </draw:line>
            <draw:line draw:style-name="gr17" draw:text-style-name="P7" draw:layer="layout" svg:x1="26.284cm" svg:y1="8.573cm" svg:x2="26.284cm" svg:y2="9.016cm">
              <text:p/>
            </draw:line>
          </draw:g>
          <draw:custom-shape draw:style-name="gr3" draw:text-style-name="P5" draw:layer="layout" svg:width="0.801cm" svg:height="0.736cm" svg:x="26.899cm" svg:y="7.159cm">
            <text:p text:style-name="P5">C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1.035cm" svg:height="0.962cm" svg:x="26.035cm" svg:y="6.927cm">
            <draw:text-box>
              <text:p>...</text:p>
            </draw:text-box>
          </draw:frame>
        </draw:g>
        <draw:g>
          <draw:custom-shape draw:style-name="gr12" draw:text-style-name="P5" draw:layer="layout" svg:width="0.801cm" svg:height="0.733cm" svg:x="3.808cm" svg:y="14.158cm">
            <text:p text:style-name="P5">C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cm" svg:height="0.734cm" svg:x="11.327cm" svg:y="13.009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frame draw:style-name="gr15" draw:text-style-name="P6" draw:layer="layout" svg:width="1.288cm" svg:height="0.725cm" svg:x="14.352cm" svg:y="15.212cm">
            <draw:text-box>
              <text:p text:style-name="P6">T</text:p>
            </draw:text-box>
          </draw:frame>
          <draw:custom-shape draw:style-name="gr12" draw:text-style-name="P5" draw:layer="layout" svg:width="0.801cm" svg:height="0.733cm" svg:x="2.028cm" svg:y="14.158cm">
            <text:p text:style-name="P5">C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401cm" svg:height="0.735cm" svg:x="9.546cm" svg:y="13.007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5" draw:text-style-name="P5" draw:layer="layout" svg:width="3.865cm" svg:height="0.836cm" svg:x="9.283cm" svg:y="11.831cm">
            <text:p text:style-name="P5">P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5" draw:layer="layout" svg:x1="1.962cm" svg:y1="15.368cm" svg:x2="14.46cm" svg:y2="15.368cm">
            <text:p/>
          </draw:line>
          <draw:custom-shape draw:style-name="gr12" draw:text-style-name="P5" draw:layer="layout" svg:width="0.801cm" svg:height="0.733cm" svg:x="2.917cm" svg:y="14.158cm">
            <text:p text:style-name="P5">C2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8cm" svg:height="1.199cm" svg:x="3.377cm" svg:y="15.79cm">
            <draw:text-box>
              <text:p text:style-name="P6">T1</text:p>
            </draw:text-box>
          </draw:frame>
          <draw:custom-shape draw:style-name="gr12" draw:text-style-name="P5" draw:layer="layout" svg:width="0.803cm" svg:height="0.733cm" svg:x="4.698cm" svg:y="14.158cm">
            <text:p text:style-name="P5">C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803cm" svg:height="0.735cm" svg:x="5.678cm" svg:y="14.163cm">
            <text:p text:style-name="P5">C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801cm" svg:height="0.735cm" svg:x="6.569cm" svg:y="14.163cm">
            <text:p text:style-name="P5">C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8cm" svg:height="0.735cm" svg:x="7.458cm" svg:y="14.163cm">
            <text:p text:style-name="P5">C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801cm" svg:height="0.735cm" svg:x="8.353cm" svg:y="14.163cm">
            <text:p text:style-name="P5">C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2cm" svg:height="0.735cm" svg:x="9.287cm" svg:y="14.163cm">
            <text:p text:style-name="P5">C9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10.18cm" svg:y="14.163cm">
            <text:p text:style-name="P5">C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11.072cm" svg:y="14.163cm">
            <text:p text:style-name="P5">C1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03cm" svg:height="0.735cm" svg:x="10.436cm" svg:y="13.008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9" draw:text-style-name="P5" draw:layer="layout" svg:width="0.4cm" svg:height="0.735cm" svg:x="12.218cm" svg:y="13.009cm">
            <text:p/>
  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  </draw:custom-shape>
          <draw:custom-shape draw:style-name="gr3" draw:text-style-name="P5" draw:layer="layout" svg:width="0.801cm" svg:height="0.735cm" svg:x="11.965cm" svg:y="14.163cm">
            <text:p text:style-name="P5">C12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7" draw:layer="layout" svg:x1="1.956cm" svg:y1="15.765cm" svg:x2="5.602cm" svg:y2="15.765cm">
              <text:p/>
            </draw:line>
            <draw:line draw:style-name="gr17" draw:text-style-name="P7" draw:layer="layout" svg:x1="1.95cm" svg:y1="15.572cm" svg:x2="1.95cm" svg:y2="16.015cm">
              <text:p/>
            </draw:line>
            <draw:line draw:style-name="gr17" draw:text-style-name="P7" draw:layer="layout" svg:x1="5.595cm" svg:y1="15.573cm" svg:x2="5.595cm" svg:y2="16.016cm">
              <text:p/>
            </draw:line>
          </draw:g>
          <draw:frame draw:style-name="gr16" draw:text-style-name="P6" draw:layer="layout" svg:width="0.8cm" svg:height="1.199cm" svg:x="7.021cm" svg:y="15.79cm">
            <draw:text-box>
              <text:p text:style-name="P6">T2</text:p>
            </draw:text-box>
          </draw:frame>
          <draw:g>
            <draw:line draw:style-name="gr17" draw:text-style-name="P7" draw:layer="layout" svg:x1="5.601cm" svg:y1="15.765cm" svg:x2="9.247cm" svg:y2="15.765cm">
              <text:p/>
            </draw:line>
            <draw:line draw:style-name="gr17" draw:text-style-name="P7" draw:layer="layout" svg:x1="5.595cm" svg:y1="15.572cm" svg:x2="5.595cm" svg:y2="16.015cm">
              <text:p/>
            </draw:line>
            <draw:line draw:style-name="gr17" draw:text-style-name="P7" draw:layer="layout" svg:x1="9.239cm" svg:y1="15.573cm" svg:x2="9.239cm" svg:y2="16.016cm">
              <text:p/>
            </draw:line>
          </draw:g>
          <draw:frame draw:style-name="gr16" draw:text-style-name="P6" draw:layer="layout" svg:width="0.8cm" svg:height="1.199cm" svg:x="10.666cm" svg:y="15.79cm">
            <draw:text-box>
              <text:p text:style-name="P6">T3</text:p>
            </draw:text-box>
          </draw:frame>
          <draw:g>
            <draw:line draw:style-name="gr17" draw:text-style-name="P7" draw:layer="layout" svg:x1="9.245cm" svg:y1="15.765cm" svg:x2="12.891cm" svg:y2="15.765cm">
              <text:p/>
            </draw:line>
            <draw:line draw:style-name="gr17" draw:text-style-name="P7" draw:layer="layout" svg:x1="9.239cm" svg:y1="15.572cm" svg:x2="9.239cm" svg:y2="16.015cm">
              <text:p/>
            </draw:line>
            <draw:line draw:style-name="gr17" draw:text-style-name="P7" draw:layer="layout" svg:x1="12.884cm" svg:y1="15.573cm" svg:x2="12.884cm" svg:y2="16.016cm">
              <text:p/>
            </draw:line>
          </draw:g>
          <draw:custom-shape draw:style-name="gr3" draw:text-style-name="P5" draw:layer="layout" svg:width="0.801cm" svg:height="0.736cm" svg:x="13.499cm" svg:y="14.159cm">
            <text:p text:style-name="P5">C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1.035cm" svg:height="0.962cm" svg:x="12.635cm" svg:y="13.927cm">
            <draw:text-box>
              <text:p>...</text:p>
            </draw:text-box>
          </draw:frame>
        </draw:g>
        <draw:custom-shape draw:style-name="gr12" draw:text-style-name="P5" draw:layer="layout" svg:width="0.801cm" svg:height="0.733cm" svg:x="17.808cm" svg:y="14.158cm">
          <text:p text:style-name="P5">C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4cm" svg:height="0.734cm" svg:x="24.93cm" svg:y="13.009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frame draw:style-name="gr15" draw:text-style-name="P6" draw:layer="layout" svg:width="0.318cm" svg:height="0.725cm" svg:x="27.352cm" svg:y="15.212cm">
          <draw:text-box>
            <text:p text:style-name="P6">T</text:p>
          </draw:text-box>
        </draw:frame>
        <draw:custom-shape draw:style-name="gr12" draw:text-style-name="P5" draw:layer="layout" svg:width="0.801cm" svg:height="0.733cm" svg:x="16.028cm" svg:y="14.158cm">
          <text:p text:style-name="P5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1cm" svg:height="0.735cm" svg:x="22.106cm" svg:y="13.007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3.865cm" svg:height="0.836cm" svg:x="22.383cm" svg:y="11.831cm">
          <text:p text:style-name="P5">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5" draw:layer="layout" svg:x1="15.962cm" svg:y1="15.368cm" svg:x2="27.135cm" svg:y2="15.368cm">
          <text:p/>
        </draw:line>
        <draw:custom-shape draw:style-name="gr12" draw:text-style-name="P5" draw:layer="layout" svg:width="0.801cm" svg:height="0.733cm" svg:x="16.917cm" svg:y="14.158cm">
          <text:p text:style-name="P5">C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0.8cm" svg:height="1.199cm" svg:x="17.377cm" svg:y="15.79cm">
          <draw:text-box>
            <text:p text:style-name="P6">T1</text:p>
          </draw:text-box>
        </draw:frame>
        <draw:custom-shape draw:style-name="gr12" draw:text-style-name="P5" draw:layer="layout" svg:width="0.803cm" svg:height="0.733cm" svg:x="18.698cm" svg:y="14.158cm">
          <text:p text:style-name="P5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438cm" svg:height="0.735cm" svg:x="21.587cm" svg:y="14.163cm">
          <text:p text:style-name="P5">CN-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27cm" svg:height="0.735cm" svg:x="23.125cm" svg:y="14.163cm">
          <text:p text:style-name="P5">CN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27cm" svg:height="0.735cm" svg:x="24.495cm" svg:y="14.163cm">
          <text:p text:style-name="P5">CN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403cm" svg:height="0.735cm" svg:x="23.559cm" svg:y="13.008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custom-shape draw:style-name="gr9" draw:text-style-name="P5" draw:layer="layout" svg:width="0.4cm" svg:height="0.735cm" svg:x="26.065cm" svg:y="13.009cm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custom-shape draw:style-name="gr12" draw:text-style-name="P5" draw:layer="layout" svg:width="0.801cm" svg:height="0.735cm" svg:x="25.865cm" svg:y="14.163cm">
          <text:p text:style-name="P5">CN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7" draw:text-style-name="P7" draw:layer="layout" svg:x1="15.956cm" svg:y1="15.765cm" svg:x2="19.602cm" svg:y2="15.765cm">
            <text:p/>
          </draw:line>
          <draw:line draw:style-name="gr17" draw:text-style-name="P7" draw:layer="layout" svg:x1="15.95cm" svg:y1="15.572cm" svg:x2="15.95cm" svg:y2="16.015cm">
            <text:p/>
          </draw:line>
          <draw:line draw:style-name="gr17" draw:text-style-name="P7" draw:layer="layout" svg:x1="19.595cm" svg:y1="15.573cm" svg:x2="19.595cm" svg:y2="16.016cm">
            <text:p/>
          </draw:line>
        </draw:g>
        <draw:frame draw:style-name="gr16" draw:text-style-name="P6" draw:layer="layout" svg:width="0.8cm" svg:height="1.199cm" svg:x="23.756cm" svg:y="15.79cm">
          <draw:text-box>
            <text:p text:style-name="P6">TN</text:p>
          </draw:text-box>
        </draw:frame>
        <draw:g>
          <draw:line draw:style-name="gr17" draw:text-style-name="P7" draw:layer="layout" svg:x1="21.43cm" svg:y1="15.765cm" svg:x2="26.892cm" svg:y2="15.765cm">
            <text:p/>
          </draw:line>
          <draw:line draw:style-name="gr17" draw:text-style-name="P7" draw:layer="layout" svg:x1="21.421cm" svg:y1="15.572cm" svg:x2="21.421cm" svg:y2="16.015cm">
            <text:p/>
          </draw:line>
          <draw:line draw:style-name="gr17" draw:text-style-name="P7" draw:layer="layout" svg:x1="26.881cm" svg:y1="15.573cm" svg:x2="26.881cm" svg:y2="16.016cm">
            <text:p/>
          </draw:line>
        </draw:g>
        <draw:frame draw:style-name="gr19" draw:layer="layout" svg:width="1.035cm" svg:height="0.962cm" svg:x="19.635cm" svg:y="13.927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cardo </meta:initial-creator>
    <meta:creation-date>2010-06-18T12:08:30</meta:creation-date>
    <dc:date>2010-06-18T16:11:07</dc:date>
    <dc:creator>riccardo </dc:creator>
    <meta:editing-duration>PT04H02M41S</meta:editing-duration>
    <meta:editing-cycles>14</meta:editing-cycles>
    <meta:generator>OpenOffice.org/3.2$Linux OpenOffice.org_project/320m12$Build-9483</meta:generator>
    <meta:document-statistic meta:object-count="204"/>
  </office:meta>
</office:document-meta>
</file>